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5" style:family="table-column">
      <style:table-column-properties fo:break-before="auto" style:column-width="0.6091in"/>
    </style:style>
    <style:style style:name="co95"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102" style:family="table-column">
      <style:table-column-properties fo:break-before="auto" style:column-width="0.6799in"/>
    </style:style>
    <style:style style:name="co13" style:family="table-column">
      <style:table-column-properties fo:break-before="auto" style:column-width="0.8083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68" style:family="table-column">
      <style:table-column-properties fo:break-before="auto" style:column-width="0.6661in"/>
    </style:style>
    <style:style style:name="co65" style:family="table-column">
      <style:table-column-properties fo:break-before="auto" style:column-width="1.7846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84" style:family="table-column">
      <style:table-column-properties fo:break-before="auto" style:column-width="0.8126in"/>
    </style:style>
    <style:style style:name="co91" style:family="table-column">
      <style:table-column-properties fo:break-before="auto" style:column-width="4.8626in"/>
    </style:style>
    <style:style style:name="co92" style:family="table-column">
      <style:table-column-properties fo:break-before="auto" style:column-width="2.0909in"/>
    </style:style>
    <style:style style:name="co93" style:family="table-column">
      <style:table-column-properties fo:break-before="auto" style:column-width="0.889in"/>
    </style:style>
    <style:style style:name="ro68" style:family="table-row">
      <style:table-row-properties style:row-height="0.1736in" fo:break-before="auto" style:use-optimal-row-height="true"/>
    </style:style>
    <style:style style:name="ro82" style:family="table-row">
      <style:table-row-properties style:row-height="0.222in" fo:break-before="auto" style:use-optimal-row-height="true"/>
    </style:style>
    <style:style style:name="ro69" style:family="table-row">
      <style:table-row-properties style:row-height="0.3382in" fo:break-before="auto" style:use-optimal-row-height="true"/>
    </style:style>
    <style:style style:name="ro83" style:family="table-row">
      <style:table-row-properties style:row-height="0.3736in" fo:break-before="auto" style:use-optimal-row-height="true"/>
    </style:style>
    <style:style style:name="ro84" style:family="table-row">
      <style:table-row-properties style:row-height="2.3965in" fo:break-before="auto" style:use-optimal-row-height="true"/>
    </style:style>
    <style:style style:name="ro85" style:family="table-row">
      <style:table-row-properties style:row-height="1.1528in" fo:break-before="auto" style:use-optimal-row-height="true"/>
    </style:style>
    <style:style style:name="ro86" style:family="table-row">
      <style:table-row-properties style:row-height="1.2047in" fo:break-before="auto" style:use-optimal-row-height="true"/>
    </style:style>
    <style:style style:name="ro90" style:family="table-row">
      <style:table-row-properties style:row-height="4.7283in" fo:break-before="auto" style:use-optimal-row-height="true"/>
    </style:style>
    <style:style style:name="ro67" style:family="table-row">
      <style:table-row-properties style:row-height="0.6409in" fo:break-before="auto" style:use-optimal-row-height="true"/>
    </style:style>
    <style:style style:name="ro91" style:family="table-row">
      <style:table-row-properties style:row-height="0.5252in" fo:break-before="auto" style:use-optimal-row-height="true"/>
    </style:style>
    <style:style style:name="ro92" style:family="table-row">
      <style:table-row-properties style:row-height="1.8909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6346in" fo:break-before="auto" style:use-optimal-row-height="true"/>
    </style:style>
    <style:style style:name="ro95" style:family="table-row">
      <style:table-row-properties style:row-height="2.6709in" fo:break-before="auto" style:use-optimal-row-height="true"/>
    </style:style>
    <style:style style:name="ro96" style:family="table-row">
      <style:table-row-properties style:row-height="3.0189in" fo:break-before="auto" style:use-optimal-row-height="true"/>
    </style:style>
    <style:style style:name="ro97" style:family="table-row">
      <style:table-row-properties style:row-height="1.4335in" fo:break-before="auto" style:use-optimal-row-height="true"/>
    </style:style>
    <style:style style:name="ro98" style:family="table-row">
      <style:table-row-properties style:row-height="0.9791in" fo:break-before="auto" style:use-optimal-row-height="true"/>
    </style:style>
    <style:style style:name="ro107" style:family="table-row">
      <style:table-row-properties style:row-height="2.4571in" fo:break-before="auto" style:use-optimal-row-height="true"/>
    </style:style>
    <style:style style:name="ro99" style:family="table-row">
      <style:table-row-properties style:row-height="1.8866in" fo:break-before="auto" style:use-optimal-row-height="true"/>
    </style:style>
    <style:style style:name="ro88" style:family="table-row">
      <style:table-row-properties style:row-height="2.4925in" fo:break-before="auto" style:use-optimal-row-height="true"/>
    </style:style>
    <style:style style:name="ro100" style:family="table-row">
      <style:table-row-properties style:row-height="1.2819in" fo:break-before="auto" style:use-optimal-row-height="true"/>
    </style:style>
    <style:style style:name="ro101" style:family="table-row">
      <style:table-row-properties style:row-height="2.8307in" fo:break-before="auto" style:use-optimal-row-height="true"/>
    </style:style>
    <style:style style:name="ro102" style:family="table-row">
      <style:table-row-properties style:row-height="3.1335in" fo:break-before="auto" style:use-optimal-row-height="true"/>
    </style:style>
    <style:style style:name="ro110" style:family="table-row">
      <style:table-row-properties style:row-height="0.7925in" fo:break-before="auto" style:use-optimal-row-height="true"/>
    </style:style>
    <style:style style:name="ro103" style:family="table-row">
      <style:table-row-properties style:row-height="4.202in" fo:break-before="auto" style:use-optimal-row-height="true"/>
    </style:style>
    <style:style style:name="ro104" style:family="table-row">
      <style:table-row-properties style:row-height="3.2492in" fo:break-before="auto" style:use-optimal-row-height="true"/>
    </style:style>
    <style:style style:name="ro112" style:family="table-row">
      <style:table-row-properties style:row-height="2.6437in" fo:break-before="auto" style:use-optimal-row-height="true"/>
    </style:style>
    <style:style style:name="ro113" style:family="table-row">
      <style:table-row-properties style:row-height="2.3772in" fo:break-before="auto" style:use-optimal-row-height="true"/>
    </style:style>
    <style:style style:name="ro114" style:family="table-row">
      <style:table-row-properties style:row-height="3.098in" fo:break-before="auto" style:use-optimal-row-height="true"/>
    </style:style>
    <style:style style:name="ro115" style:family="table-row">
      <style:table-row-properties style:row-height="2.2256in" fo:break-before="auto" style:use-optimal-row-height="true"/>
    </style:style>
    <style:style style:name="ro116" style:family="table-row">
      <style:table-row-properties style:row-height="2.0744in" fo:break-before="auto" style:use-optimal-row-height="true"/>
    </style:style>
    <style:style style:name="ro117" style:family="table-row">
      <style:table-row-properties style:row-height="1.1307in" fo:break-before="auto" style:use-optimal-row-height="true"/>
    </style:style>
    <style:style style:name="ro118" style:family="table-row">
      <style:table-row-properties style:row-height="2.9465in" fo:break-before="auto" style:use-optimal-row-height="true"/>
    </style:style>
    <style:style style:name="ro119" style:family="table-row">
      <style:table-row-properties style:row-height="2.3409in" fo:break-before="auto" style:use-optimal-row-height="true"/>
    </style:style>
    <style:style style:name="ro120" style:family="table-row">
      <style:table-row-properties style:row-height="2.1898in" fo:break-before="auto" style:use-optimal-row-height="true"/>
    </style:style>
    <style:style style:name="ro121" style:family="table-row">
      <style:table-row-properties style:row-height="1.5846in" fo:break-before="auto" style:use-optimal-row-height="true"/>
    </style:style>
    <style:style style:name="ro122" style:family="table-row">
      <style:table-row-properties style:row-height="1.8425in" fo:break-before="auto" style:use-optimal-row-height="true"/>
    </style:style>
    <style:style style:name="ro123" style:family="table-row">
      <style:table-row-properties style:row-height="1.9228in" fo:break-before="auto" style:use-optimal-row-height="true"/>
    </style:style>
    <style:style style:name="ro109" style:family="table-row">
      <style:table-row-properties style:row-height="1.5484in" fo:break-before="auto" style:use-optimal-row-height="true"/>
    </style:style>
    <style:style style:name="ro124" style:family="table-row">
      <style:table-row-properties style:row-height="1.7362in" fo:break-before="auto" style:use-optimal-row-height="true"/>
    </style:style>
    <style:style style:name="ro125" style:family="table-row">
      <style:table-row-properties style:row-height="2.1543in" fo:break-before="auto" style:use-optimal-row-height="true"/>
    </style:style>
    <style:style style:name="ro74" style:family="table-row">
      <style:table-row-properties style:row-height="1.0945in" fo:break-before="auto" style:use-optimal-row-height="true"/>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8" style:family="table-row">
      <style:table-row-properties style:row-height="1.3437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7" style:family="table-row">
      <style:table-row-properties style:row-height="1.1091in" fo:break-before="auto" style:use-optimal-row-height="true"/>
    </style:style>
    <style:style style:name="ro150" style:family="table-row">
      <style:table-row-properties style:row-height="1.4252in" fo:break-before="auto" style:use-optimal-row-height="true"/>
    </style:style>
    <style:style style:name="ro12" style:family="table-row">
      <style:table-row-properties style:row-height="1.2638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ro3" style:family="table-row">
      <style:table-row-properties style:row-height="0.64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1"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87" style:family="table-row">
      <style:table-row-properties style:row-height="0.1736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162" style:family="table-row">
      <style:table-row-properties style:row-height="1.44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0" style:family="table-cell" style:parent-style-name="Default" style:data-style-name="N100">
      <style:table-cell-properties fo:background-color="transparent" fo:wrap-option="wrap"/>
      <style:text-properties style:text-position=""/>
    </style:style>
    <style:style style:name="ce111" style:family="table-cell" style:parent-style-name="Default">
      <style:table-cell-properties fo:wrap-option="wrap" fo:padding-bottom="0.0193in" fo:padding-left="0.0138in" fo:padding-right="0.0138in" fo:padding-top="0.0193in"/>
      <style:text-properties style:text-position=""/>
    </style:style>
    <style:style style:name="ce112" style:family="table-cell" style:parent-style-name="Default">
      <style:table-cell-properties fo:wrap-option="wrap" fo:padding-bottom="0.0193in" fo:padding-left="0.0138in" fo:padding-right="0.0138in" fo:padding-top="0.0193in"/>
      <style:text-properties style:text-position="" style:font-name="Arial" fo:language="en" fo:country="US" style:font-name-asian="Arial" style:language-asian="en" style:country-asian="US" style:font-name-complex="Arial" style:language-complex="en" style:country-complex="US"/>
    </style:style>
    <style:style style:name="ce113" style:family="table-cell" style:parent-style-name="Default">
      <style:table-cell-properties fo:wrap-option="wrap"/>
      <style:text-properties style:text-position=""/>
    </style:style>
    <style:style style:name="ce114"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3" style:family="table-cell" style:parent-style-name="Default" style:data-style-name="N100">
      <style:table-cell-properties fo:wrap-option="wrap"/>
      <style:text-properties style:text-position=""/>
    </style:style>
    <style:style style:name="ce94" style:family="table-cell" style:parent-style-name="Default" style:data-style-name="N100">
      <style:table-cell-properties style:text-align-source="fix" style:repeat-content="false" fo:wrap-option="wrap"/>
      <style:paragraph-properties fo:text-align="start"/>
      <style:text-properties style:text-position=""/>
    </style:style>
    <style:style style:name="ce95" style:family="table-cell" style:parent-style-name="Default" style:data-style-name="N100">
      <style:table-cell-properties fo:wrap-option="wrap"/>
      <style:text-properties style:text-position="" style:font-name="Arial" fo:font-size="10pt" fo:language="en" fo:country="US" style:font-name-asian="Arial" style:font-size-asian="10pt" style:language-asian="en" style:country-asian="US" style:font-name-complex="Arial" style:font-size-complex="10pt" style:language-complex="en" style:country-complex="US"/>
    </style:style>
    <style:style style:name="ce96" style:family="table-cell" style:parent-style-name="Default" style:data-style-name="N100">
      <style:table-cell-properties fo:wrap-option="wrap"/>
      <style:text-properties style:text-position=""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7"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98"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text-properties style:text-position=""/>
    </style:style>
    <style:style style:name="ce102" style:family="table-cell" style:parent-style-name="Default" style:data-style-name="N100">
      <style:table-cell-properties fo:wrap-option="wrap"/>
      <style:text-properties style:text-position=""/>
    </style:style>
    <style:style style:name="ce10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115" style:family="table-cell" style:parent-style-name="Default" style:data-style-name="N100">
      <style:table-cell-properties fo:wrap-option="no-wrap"/>
    </style:style>
    <style:style style:name="ce11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17" style:family="table-cell" style:parent-style-name="Default" style:data-style-name="N100">
      <style:table-cell-properties fo:wrap-option="wrap" fo:padding-bottom="0.0193in" fo:padding-left="0.0138in" fo:padding-right="0.0138in" fo:padding-top="0.0193in"/>
    </style:style>
    <style:style style:name="ce118" style:family="table-cell" style:parent-style-name="Default">
      <style:table-cell-properties fo:wrap-option="wrap" fo:padding-bottom="0.0193in" fo:padding-left="0.0138in" fo:padding-right="0.0138in" fo:padding-top="0.0193in"/>
    </style:style>
    <style:style style:name="ce119" style:family="table-cell" style:parent-style-name="Default" style:data-style-name="N100">
      <style:table-cell-properties fo:wrap-option="wrap"/>
    </style:style>
    <style:style style:name="ce120" style:family="table-cell" style:parent-style-name="Default">
      <style:table-cell-properties fo:wrap-option="wrap" fo:padding-bottom="0.0193in" fo:padding-left="0.0138in" fo:padding-right="0.0138in" fo:padding-top="0.0193in"/>
      <style:text-properties style:font-name="Arial" style:font-name-asian="Arial Unicode MS1" style:font-name-complex="Arial Unicode MS1"/>
    </style:style>
    <style:style style:name="T1" style:family="text">
      <style:text-properties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1" style:family="text">
      <style:text-properties fo:font-weight="normal" style:font-weight-asian="normal" style:font-weight-complex="normal"/>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17" style:family="text">
      <style:text-properties fo:font-size="12pt"/>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31" style:family="text">
      <style:text-properties style:font-name-asian="Arial Unicode MS1" style:font-name-complex="Arial Unicode MS1"/>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32" style:family="text">
      <style:text-properties fo:font-weight="bold" style:font-name-asian="Arial Unicode MS1" style:font-weight-asian="bold" style:font-name-complex="Arial Unicode MS1" style:font-weight-complex="bold"/>
    </style:style>
    <style:style style:name="T52" style:family="text">
      <style:text-properties fo:font-style="italic" fo:font-weight="bold" style:font-style-asian="italic" style:font-weight-asian="bold" style:font-style-complex="italic" style:font-weight-complex="bold"/>
    </style:style>
    <style:style style:name="T2" style:family="text">
      <style:text-properties fo:font-size="11pt" fo:font-weight="bold" style:font-size-asian="11pt" style:font-weight-asian="bold" style:font-size-complex="11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style:font-name="Arial" style:font-name-asian="Arial" style:font-name-complex="Arial"/>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fo:font-size="12pt" style:font-size-asian="12pt" style:font-size-complex="12pt"/>
    </style:style>
    <style:style style:name="T69" style:family="text">
      <style:text-properties style:font-name="Arial Unicode MS" fo:font-size="10pt" style:font-name-asian="Arial Unicode MS" style:font-size-asian="10pt" style:font-name-complex="Arial Unicode MS" style:font-size-complex="10pt"/>
    </style:style>
    <style:style style:name="T70"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2" style:family="text">
      <style:text-properties fo:font-size="10pt" style:font-name-asian="Arial Unicode MS" style:font-size-asian="10pt" style:font-name-complex="Arial Unicode MS" style:font-size-complex="10pt"/>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2" style:family="text">
      <style:text-properties fo:font-weight="normal" style:font-weight-asian="normal" style:font-size-complex="5.69999980926514pt" style:font-weight-complex="normal"/>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86" style:family="text">
      <style:text-properties fo:font-size="10pt" fo:font-weight="normal" style:font-size-asian="10pt" style:font-weight-asian="normal" style:font-size-complex="10pt" style:font-weight-complex="normal"/>
    </style:style>
  </office:automatic-styles>
  <office:body>
    <office:spreadsheet>
      <table:table table:name="MTF and Time Factors" table:style-name="ta1">
        <table:table-column table:style-name="co85" table:default-cell-style-name="ce93"/>
        <table:table-column table:style-name="co95" table:default-cell-style-name="ce93"/>
        <table:table-column table:style-name="co3" table:default-cell-style-name="ce93"/>
        <table:table-column table:style-name="co4" table:default-cell-style-name="ce93"/>
        <table:table-column table:style-name="co96" table:default-cell-style-name="ce93"/>
        <table:table-column table:style-name="co97" table:default-cell-style-name="ce9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82">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8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84">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5">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90">
          <table:table-cell office:value-type="string">
            <text:p>6</text:p>
          </table:table-cell>
          <table:table-cell office:value-type="string">
            <text:p>62</text:p>
          </table:table-cell>
          <table:table-cell table:style-name="ce95" office:value-type="string">
            <text:p>January 15, 1927</text:p>
          </table:table-cell>
          <table:table-cell/>
          <table:table-cell table:style-name="ce98"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92">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9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111" office:value-type="string">
            <text:p>See the counts for the quotes and all-caps phrases on this page. <text:s/>It may be that all the quotes in this chapter are giving Time Factors to be used with LOV.</text:p>
          </table:table-cell>
        </table:table-row>
        <table:table-row table:style-name="ro94">
          <table:table-cell/>
          <table:table-cell office:value-type="string">
            <text:p>82</text:p>
          </table:table-cell>
          <table:table-cell table:style-name="ce9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12"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5">
          <table:table-cell/>
          <table:table-cell office:value-type="string">
            <text:p>101</text:p>
          </table:table-cell>
          <table:table-cell table:style-name="ce9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12" office:value-type="string">
            <text:p>Various numbers mentioned on this page, in addition to the number 16. <text:s/>TF = 16 ?</text:p>
            <text:p/>
            <text:p>The time difference between May 7, 1927 and June 9 , 1927 is exactly 33 days. <text:s/>TF = 33?</text:p>
          </table:table-cell>
        </table:table-row>
        <table:table-row table:style-name="ro96">
          <table:table-cell/>
          <table:table-cell office:value-type="string">
            <text:p>140-141 (“fact” mentioned on pg. 141).</text:p>
          </table:table-cell>
          <table:table-cell table:style-name="ce9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12" office:value-type="string">
            <text:p>141 is 1.414 or sqrt(2).</text:p>
            <text:p/>
            <text:p>Is the station important to the time factor in some way? <text:s/>Also, it appears Lindbergh may be connected to the factor also. <text:s/></text:p>
            <text:p><text:span text:style-name="T68"/></text:p>
            <text:p><text:span text:style-name="T68">'baggage' <text:s/>mentioned on pg. 118 (1x) and pg. 119 (3x). <text:s/></text:span></text:p>
            <text:p><text:span text:style-name="T68">pg. 141 - 119 = 22. <text:s/>(TF = 22?) <text:s/></text:span></text:p>
            <text:p><text:span text:style-name="T68">pg. 141 - 118 = 23. <text:s/>(TF = 22?)</text:span></text:p>
          </table:table-cell>
        </table:table-row>
        <table:table-row table:style-name="ro9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8">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113"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9">
          <table:table-cell table:style-name="Default"/>
          <table:table-cell office:value-type="string">
            <text:p>177</text:p>
          </table:table-cell>
          <table:table-cell table:style-name="ce97"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3"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3">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3"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3" office:value-type="string">
            <text:p>Hotel Vanderbilt: H = 8, V = 4. <text:s/>TF = 84?</text:p>
          </table:table-cell>
        </table:table-row>
        <table:table-row table:style-name="ro98">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00">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3"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101">
          <table:table-cell/>
          <table:table-cell office:value-type="string">
            <text:p>201-202. <text:s/>Note: It is pg. 202 that has the word "factor".</text:p>
          </table:table-cell>
          <table:table-cell table:number-columns-repeated="2"/>
          <table:table-cell table:style-name="ce110"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102">
          <table:table-cell/>
          <table:table-cell office:value-type="string">
            <text:p>205</text:p>
          </table:table-cell>
          <table:table-cell table:number-columns-repeated="2"/>
          <table:table-cell table:style-name="ce110"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9"/></text:p>
            <text:p><text:span text:style-name="T69">pg. 208 = 52 * 4</text:span></text:p>
          </table:table-cell>
        </table:table-row>
        <table:table-row table:style-name="ro103">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3"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4">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3"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12">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3"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13">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3"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12">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3" office:value-type="string">
            <text:p>Emphasis on “ring” and “beautiful”. <text:s/></text:p>
            <text:p>(Probably Christmas).</text:p>
          </table:table-cell>
        </table:table-row>
        <table:table-row table:style-name="ro114">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3" office:value-type="string">
            <text:p>RG's speech has 342 words. <text:s/>TF = 342 ?</text:p>
            <text:p>342 = 18 * 19</text:p>
            <text:p>342 = 6 * 57</text:p>
            <text:p/>
            <text:p>Holy Trinity: <text:s/>TF = 3 ? </text:p>
          </table:table-cell>
        </table:table-row>
        <table:table-row table:style-name="ro115">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113"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16">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3"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117">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3"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8">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3" office:value-type="string">
            <text:p>Attack on San Francisco happened on pg. 290.</text:p>
            <text:p/>
            <text:p>What is the “age of the young men”? <text:s/>Anything to do with RG's 21st or 22nd birthday? <text:s/></text:p>
          </table:table-cell>
        </table:table-row>
        <table:table-row table:style-name="ro119">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3" office:value-type="string">
            <text:p>Possible repeat of: </text:p>
            <text:p>1) Los Angeles</text:p>
            <text:p>2) San Francisco</text:p>
            <text:p>3) Portland</text:p>
            <text:p>4) Seattle</text:p>
            <text:p/>
            <text:p>Loss of “Pacific Coast”: P=7, C=3: TF = 73?</text:p>
            <text:p/>
          </table:table-cell>
        </table:table-row>
        <table:table-row table:style-name="ro93">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3" office:value-type="string">
            <text:p>1917 – 1812 = 105. <text:s/>TF = 105 ?</text:p>
            <text:p>Layfayette: L=3. <text:s/>105 * 3 = 315. <text:s/>TF = 315?</text:p>
            <text:p>Canada: C=3. <text:s/></text:p>
          </table:table-cell>
        </table:table-row>
        <table:table-row table:style-name="ro93">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3" office:value-type="string">
            <text:p>Nation's birthday: July 4.</text:p>
            <text:p/>
            <text:p>“The Nation's”: T=2, N=5: <text:s/>TF = <text:span text:style-name="T1">25</text:span> ?</text:p>
            <text:p/>
            <text:p>155th anniversary: TF = 155 ?</text:p>
            <text:p/>
            <text:p>Declaration of Independence: D=4, I=9: TF = 49 ?</text:p>
            <text:p/>
            <text:p><text:span text:style-name="T70">Declaration of Independence (letter count):</text:span></text:p>
            <text:p><text:span text:style-name="T70">11 + 2 + 12 =</text:span><text:span text:style-name="T71"> </text:span><text:span text:style-name="T70">25. <text:s text:c="2"/>TF <text:s/>= </text:span><text:span text:style-name="T71">25</text:span><text:span text:style-name="T70"> ? </text:span></text:p>
            <text:p><text:span text:style-name="T70">155 – 25 = 130. <text:s/>TF = 130 ?</text:span></text:p>
          </table:table-cell>
        </table:table-row>
        <table:table-row table:style-name="ro120">
          <table:table-cell/>
          <table:table-cell table:style-name="ce9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93">
          <table:table-cell/>
          <table:table-cell table:style-name="ce9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21">
          <table:table-cell/>
          <table:table-cell table:style-name="ce9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93">
          <table:table-cell/>
          <table:table-cell table:style-name="ce9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12">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9">5 + 5 + 7 = 17.</text:span></text:p>
            <text:p><text:span text:style-name="T69">5 + 5 + 7 + 7 = 24.</text:span></text:p>
            <text:p><text:span text:style-name="T69">5 + 5 + 7 + 2 + 7 = 26.</text:span></text:p>
            <text:p><text:span text:style-name="T53"/></text:p>
            <text:p><text:span text:style-name="T69">“</text:span><text:span text:style-name="T69">Tunnel thru the Air”: T=2, A=1: TF = 21 ?</text:span></text:p>
            <text:p><text:span text:style-name="T69">“</text:span><text:span text:style-name="T69">Tunnel thru the Air” (letter counts): 16. <text:s/>TF = 16 ?</text:span></text:p>
          </table:table-cell>
        </table:table-row>
        <table:table-row table:style-name="ro99">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23">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93">
          <table:table-cell/>
          <table:table-cell office:value-type="string">
            <text:p>345-346 (“factory” mentioned on pg. 346).</text:p>
          </table:table-cell>
          <table:table-cell table:style-name="ce98"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100">
          <table:table-cell/>
          <table:table-cell office:value-type="string">
            <text:p>348-349 (“fact” mentioned on pg. 349).</text:p>
          </table:table-cell>
          <table:table-cell table:style-name="ce98"/>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120">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8">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8">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9">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2">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5">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4">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4">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25">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14" office:value-type="string">
            <text:p><text:span text:style-name="T72">Radio message (word count): </text:span></text:p>
            <text:p><text:span text:style-name="T72">3 + 16 + 12 = 31. <text:s/>TF = 31 ?</text:span></text:p>
            <text:p><text:span text:style-name="T72">Radio message (letter count): 132. <text:s/>TF = 132 ?</text:span></text:p>
            <text:p><text:span text:style-name="T72">Radio message (line count): 3. <text:s/>TF = 3 ?</text:span></text:p>
          </table:table-cell>
        </table:table-row>
        <table:table-row table:style-name="ro124">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14"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84" table:default-cell-style-name="ce118"/>
        <table:table-column table:style-name="co4" table:default-cell-style-name="ce118"/>
        <table:table-column table:style-name="co65" table:default-cell-style-name="ce118"/>
        <table:table-column table:style-name="co4" table:default-cell-style-name="ce118"/>
        <table:table-column table:style-name="co91" table:default-cell-style-name="ce118"/>
        <table:table-column table:style-name="co92" table:default-cell-style-name="ce118"/>
        <table:table-row table:style-name="ro13">
          <table:table-cell table:style-name="Default" office:value-type="string">
            <text:p>rluu: Exerpts for the search results of searching for the word 'tunnel'.</text:p>
          </table:table-cell>
          <table:table-cell table:style-name="Default" table:number-columns-repeated="5"/>
        </table:table-row>
        <table:table-row table:style-name="ro13">
          <table:table-cell table:style-name="ce115" office:value-type="string">
            <text:p>rluu: TODO: <text:s/>finish doing a search and adding to this spreadsheet for the word 'tunnel'.</text:p>
          </table:table-cell>
          <table:table-cell table:style-name="ce119" table:number-columns-repeated="5"/>
        </table:table-row>
        <table:table-row table:style-name="ro2">
          <table:table-cell table:style-name="ce116" office:value-type="string">
            <text:p>Chapter</text:p>
          </table:table-cell>
          <table:table-cell table:style-name="ce116" office:value-type="string">
            <text:p>Page</text:p>
          </table:table-cell>
          <table:table-cell table:style-name="ce116" office:value-type="string">
            <text:p>Timestamp given</text:p>
          </table:table-cell>
          <table:table-cell table:style-name="ce116" office:value-type="string">
            <text:p>Actual timestamp</text:p>
          </table:table-cell>
          <table:table-cell table:style-name="ce116" office:value-type="string">
            <text:p>Event</text:p>
          </table:table-cell>
          <table:table-cell table:style-name="ce116" office:value-type="string">
            <text:p>Notes/Comments</text:p>
          </table:table-cell>
        </table:table-row>
        <table:table-row table:style-name="ro14">
          <table:table-cell table:style-name="ce117"/>
          <table:table-cell table:style-name="ce117" office:value-type="string">
            <text:p>332</text:p>
          </table:table-cell>
          <table:table-cell table:style-name="ce117" office:value-type="string">
            <text:p>None given, but it is 3 days before the end of armistice.</text:p>
          </table:table-cell>
          <table:table-cell table:style-name="ce117"/>
          <table:table-cell table:style-name="ce11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117"/>
        </table:table-row>
        <table:table-row table:style-name="ro16">
          <table:table-cell/>
          <table:table-cell office:value-type="string">
            <text:p>332-333</text:p>
          </table:table-cell>
          <table:table-cell table:style-name="ce117" office:value-type="string">
            <text:p>None given, but it is 3 days before the end of armistice.</text:p>
          </table:table-cell>
          <table:table-cell/>
          <table:table-cell office:value-type="string">
            <text:p>“What we now need and need more than anything else is a <text:span text:style-name="T1">Tunnel thru 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11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office:value-type="string">
            <text:p>TTTA: </text:p>
            <text:p>NYC to London and Germany.</text:p>
          </table:table-cell>
        </table:table-row>
        <table:table-row table:style-name="ro12">
          <table:table-cell/>
          <table:table-cell office:value-type="float" office:value="333">
            <text:p>333</text:p>
          </table:table-cell>
          <table:table-cell table:style-name="ce11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office:value-type="string">
            <text:p>TTTA: </text:p>
            <text:p>Great Lakes to New Orleans and Gulf of Mexico.</text:p>
            <text:p/>
          </table:table-cell>
        </table:table-row>
        <table:table-row table:style-name="ro53">
          <table:table-cell/>
          <table:table-cell office:value-type="string">
            <text:p>333-334</text:p>
          </table:table-cell>
          <table:table-cell table:style-name="ce11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10">
          <table:table-cell/>
          <table:table-cell office:value-type="float" office:value="341">
            <text:p>341</text:p>
          </table:table-cell>
          <table:table-cell table:number-columns-repeated="2"/>
          <table:table-cell office:value-type="string">
            <text:p>The delay by the Allied Enemy was just what Supreme Commander Gordon wanted. It gave him time to prepare. He had ordered the <text:span text:style-name="T1">Henry Motor Company of Detroit</text:span> to proceed at once to manufacture according to his plans which he sent them,<text:span text:style-name="T1"> two large machines</text:span>, <text:span text:style-name="T1">one positive and one negative,</text:span> by which he could send currents of electricity thru the air and produce a <text:span text:style-name="T1">vacuum</text:span>, or as he called it, a "<text:span text:style-name="T1">Tunnel</text:span>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able:table-cell>
          <table:table-cell/>
        </table:table-row>
        <table:table-row table:style-name="ro29">
          <table:table-cell/>
          <table:table-cell office:value-type="float" office:value="341">
            <text:p>341</text:p>
          </table:table-cell>
          <table:table-cell table:number-columns-repeated="2"/>
          <table:table-cell office:value-type="string">
            <text:p>The <text:span text:style-name="T1">fifteen days' </text:span>armistice expired on <text:span text:style-name="T1">October 18th, 1931</text:span>. Supreme Commander Gordon was in readiness and waited the first attack of the enemy. <text:span text:style-name="T23">Less than thirty days</text:span> from the time that he ordered work started on the <text:span text:style-name="T1">machines</text:span>, they reported that the <text:span text:style-name="T1">machines</text:span>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table:table-row>
        <table:table-row table:style-name="ro12">
          <table:table-cell/>
          <table:table-cell office:value-type="string">
            <text:p>341-342</text:p>
          </table:table-cell>
          <table:table-cell office:value-type="string">
            <text:p>November 17, [1931] + 1 day.</text:p>
          </table:table-cell>
          <table:table-cell/>
          <table:table-cell office:value-type="string">
            <text:p>Colonel Kennelworth arrived in <text:span text:style-name="T1">Detroit</text:span> on<text:span text:style-name="T21"> November 17th</text:span>. The following day tested out the Tunnel machines; reported to Supreme Commander Gordon that they were working in fine shape and producing results according to the plans. The Supreme Commander then decided to go immediately to <text:span text:style-name="T1">Detroit</text:span> and establish one of the machines at a base there and have Colonel Kennelworth take the other machine to <text:span text:style-name="T1">Cincinnati</text:span> and set it up. The machine was transported secretly and successfully to Cincinnati and set up in one of the largest buildings in the city.</text:p>
          </table:table-cell>
          <table:table-cell office:value-type="string">
            <text:p>TTTA: Detroit and Cincinnati.</text:p>
          </table:table-cell>
        </table:table-row>
        <table:table-row table:style-name="ro162">
          <table:table-cell/>
          <table:table-cell office:value-type="float" office:value="342">
            <text:p>342</text:p>
          </table:table-cell>
          <table:table-cell office:value-type="string">
            <text:p>November 20, [1931].</text:p>
          </table:table-cell>
          <table:table-cell/>
          <table:table-cell office:value-type="string">
            <text:p>On November 20th, Supreme Commander Gordon and Colonel Kennelworth tested the <text:span text:style-name="T1">Tunnel</text:span> machines over this<text:span text:style-name="T1"> long distance</text:span>. The machines were set to produe a tunnel <text:span text:style-name="T23">100</text:span><text:span text:style-name="T86"> yards wide </text:span>at first and were set in motion. The American scouting airplanes were sent off over a described area and on entering between these lines found that they were in a complete <text:span text:style-name="T1">tunnel</text:span>. They could travel quickly back and forth thru the <text:span text:style-name="T1">Tunnel</text:span> in the Air. This was a great triumph. Commander Gordon instructed all those connected with the test to <text:span text:style-name="T1">keep it a complete secret</text:span>. He knew that this was going to be a great surprise to the enemy when they started their next attack.</text:p>
          </table:table-cell>
          <table:table-cell/>
        </table:table-row>
        <table:table-row table:style-name="ro3">
          <table:table-cell/>
          <table:table-cell office:value-type="float" office:value="343">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text:p>
          </table:table-cell>
          <table:table-cell/>
        </table:table-row>
        <table:table-row table:style-name="ro10">
          <table:table-cell/>
          <table:table-cell office:value-type="float" office:value="343">
            <text:p>343</text:p>
          </table:table-cell>
          <table:table-cell office:value-type="string">
            <text:p>Morning of November 20, [1931]</text:p>
          </table:table-cell>
          <table:table-cell/>
          <table:table-cell office:value-type="string">
            <text:p>He found that the commanding generals had talked over the<text:span text:style-name="T1"> conference in</text:span> <text:span text:style-name="T1">Mexico</text:span> and had now decided that their next attack would be on <text:span text:style-name="T1">Detroit</text:span> in order to destroy the factories there and prevent the United States continuing making airplanes and inventions which might help them to win the war. He was very happy to get the plans of the enemy. It was just what he wanted. He was anxious to test the <text:span text:style-name="T1">Tunnel</text:span> thru the Air, capture the enemy's planes and keep them there because he knew when once he got them in the <text:span text:style-name="T1">Tunnel</text:span>,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table:table-row>
        <table:table-row table:style-name="ro32">
          <table:table-cell/>
          <table:table-cell office:value-type="float" office:value="344">
            <text:p>344</text:p>
          </table:table-cell>
          <table:table-cell table:style-name="ce120" office:value-type="string">
            <text:p>Near Thanksgiving [1931].</text:p>
          </table:table-cell>
          <table:table-cell/>
          <table:table-cell office:value-type="string">
            <text:p>With the plans of the enemy in his possession, Supreme Commander Gordon decided to change the location of the <text:span text:style-name="T1">Tunnel</text:span> machines so as to protect the factories and large buildings in Detroit. He arranged the machines so that when the attacking planes came over Detroit at a high altitude, he could drop them into the <text:span text:style-name="T1">Tunnel</text:span> thru the Air and thus prevent any harm to the factor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text:s/>[Big electric sign 20 feet high]</text:p>
          </table:table-cell>
          <table:table-cell/>
        </table:table-row>
        <table:table-row table:style-name="ro7">
          <table:table-cell/>
          <table:table-cell office:value-type="float" office:value="345">
            <text:p>345</text:p>
          </table:table-cell>
          <table:table-cell table:style-name="ce120" office:value-type="string">
            <text:p>Incorrect Thanksgiving date given: Thanksgiving night, November 24, [1931].</text:p>
          </table:table-cell>
          <table:table-cell/>
          <table:table-cell office:value-type="string">
            <text:p>He immediately communicated this information secretly with the new Pocket-Radio to Colonel Kennelworth in Cincinnati. Told him to be in readiness to<text:span text:style-name="T1"> adjust the Tunnel</text:span> <text:span text:style-name="T1">machine</text:span>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table-row>
        <table:table-row table:style-name="ro32">
          <table:table-cell/>
          <table:table-cell office:value-type="float" office:value="345">
            <text:p>345</text:p>
          </table:table-cell>
          <table:table-cell table:style-name="ce120" office:value-type="string">
            <text:p>Incorrect Thanksgiving date given: Thanksgiving night, November 24, [1931]. <text:s/>Just before 10 o'clock [pm].</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text:span text:style-name="T1"> Just before 10 o'clock </text:span>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text:span text:style-name="T1">Detroit</text:span> and the bombing planes would make the attack. He decided to send Captain Morrison, the famous aviator who had distinguished himself at the battle of <text:span text:style-name="T1">Chicago</text:span>, to lead a fleet of decoy airplanes to meet the invading planes and to lead them into the <text:span text:style-name="T1">Tunnel</text:span> thru the Air.</text:p>
          </table:table-cell>
          <table:table-cell office:value-type="string">
            <text:p>Link between Chicago and Detroit.</text:p>
          </table:table-cell>
        </table:table-row>
        <table:table-row table:style-name="ro10">
          <table:table-cell/>
          <table:table-cell office:value-type="string">
            <text:p>345-346</text:p>
          </table:table-cell>
          <table:table-cell table:style-name="ce120" office:value-type="string">
            <text:p>Incorrect Thanksgiving date given: Thanksgiving night, November 24, [1931]. <text:s/>Just before 10 o'clock [pm].</text:p>
          </table:table-cell>
          <table:table-cell/>
          <table:table-cell office:value-type="string">
            <text:p>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53">
          <table:table-cell table:number-columns-repeated="4"/>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 As soon as Supreme Commander Gordon saw that the great Tunnel machines were doing their miraculous work, he sent another defiant message to the enemy headquarters in Chicago and St. Louis:</text:p>
          </table:table-cell>
          <table:table-cell/>
        </table:table-row>
        <table:table-row table:style-name="ro60" table:number-rows-repeated="38">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0">00/00/0000</text:date>, <text:time style:data-style-name="N2" text:time-value="0000-00-00T19:50: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10-10T20:42:23</dc:date>
    <meta:editing-duration>P16DT4H34M42S</meta:editing-duration>
    <meta:editing-cycles>299</meta:editing-cycles>
    <meta:generator>LibreOffice/3.6$Linux_X86_64 LibreOffice_project/360m1$Build-304</meta:generator>
    <dc:creator>Ryan </dc:creator>
    <meta:document-statistic meta:table-count="16" meta:cell-count="1462" meta:object-count="0"/>
  </office:meta>
</office:document-meta>
</file>